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Garamond" svg:font-family="Garamond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6600"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177502" officeooo:paragraph-rsid="00177502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177502" officeooo:paragraph-rsid="001897fc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1897fc" officeooo:paragraph-rsid="001897fc" style:language-asian="zxx" style:country-asian="none" style:language-complex="zxx" style:country-complex="none"/>
    </style:style>
    <style:style style:name="P6" style:family="paragraph" style:parent-style-name="Standard">
      <style:text-properties style:font-name="Segoe UI Semibold" fo:font-size="14pt" fo:language="zxx" fo:country="none" fo:font-weight="bold" officeooo:rsid="001897fc" officeooo:paragraph-rsid="001897fc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language="zxx" fo:country="none" officeooo:rsid="00177502" officeooo:paragraph-rsid="00177502" style:language-asian="zxx" style:country-asian="none" style:language-complex="zxx" style:country-complex="none"/>
    </style:style>
    <style:style style:name="P8" style:family="paragraph" style:parent-style-name="Standard">
      <style:paragraph-properties fo:break-before="page"/>
      <style:text-properties fo:language="zxx" fo:country="none" officeooo:rsid="00177502" officeooo:paragraph-rsid="00177502" style:language-asian="zxx" style:country-asian="none" style:language-complex="zxx" style:country-complex="none"/>
    </style:style>
    <style:style style:name="P9" style:family="paragraph" style:parent-style-name="Standard">
      <style:paragraph-properties fo:margin-left="0.9846in" fo:margin-right="0in" fo:text-indent="0in" style:auto-text-indent="false"/>
      <style:text-properties fo:language="zxx" fo:country="none" officeooo:rsid="001897fc" officeooo:paragraph-rsid="001897fc" style:language-asian="zxx" style:country-asian="none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532f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897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thod</text:p>
      <text:p text:style-name="P2"><text:s text:c="4"/><text:span text:style-name="T1">addInput(WiredIntSupplier) // </text:span><text:span text:style-name="T2">for main input</text:span></text:p>
      <text:p text:style-name="P2"><text:span text:style-name="T2"/></text:p>
      <text:p text:style-name="P2"/>
      <text:p text:style-name="P1"><text:s text:c="16"/><text:span text:style-name="T1">OndeSynth</text:span> <text:s/>(1 usage found)</text:p>
      <text:p text:style-name="P1"><text:s text:c="20"/>OndeSynth(int, MidiDevice, Mixer, String[], int) <text:s/>(1 usage found)</text:p>
      <text:p text:style-name="P1"><text:s text:c="24"/>223 monoMainMix.addInput(mainLimiter.getMainOutput());</text:p>
      <text:p text:style-name="P1"/>
      <text:p text:style-name="P2"/>
      <text:p text:style-name="P2"><text:s text:c="16"/><text:span text:style-name="T1">MonoComponent</text:span> <text:s/>(2 usages found)</text:p>
      <text:p text:style-name="P2"><text:s text:c="20"/><text:span text:style-name="T1">setOutput</text:span>(MonoComponent) <text:s/>(1 usage found)</text:p>
      <text:p text:style-name="P2"><text:s text:c="24"/>34 comp.addInput(this.getMainOutput());</text:p>
      <text:p text:style-name="P2"/>
      <text:p text:style-name="P2"><text:s text:c="20"/><text:span text:style-name="T1">setOutput</text:span>(MonoComponent, WiredIntSupplier) <text:s/>(1 usage found)</text:p>
      <text:p text:style-name="P2"><text:s text:c="24"/>37 comp.addInput(output);</text:p>
      <text:p text:style-name="P2"/>
      <text:p text:style-name="P1"><text:s text:c="16"/><text:span text:style-name="T1">Voice</text:span> <text:s/>(1 usage found)</text:p>
      <text:p text:style-name="P1"><text:s text:c="20"/><text:span text:style-name="T1">resume</text:span>() <text:s/>(1 usage found)</text:p>
      <text:p text:style-name="P1"><text:s text:c="24"/>115 synth.getMainOutput().addInput(voiceMix.getMainOutput());</text:p>
      <text:p text:style-name="P2"/>
      <text:p text:style-name="P2"/>
      <text:p text:style-name="P2">Method</text:p>
      <text:p text:style-name="P2"><text:s text:c="4"/><text:span text:style-name="T1">addInput(WiredIntSupplier, String) // </text:span><text:span text:style-name="T2">for named inputs</text:span></text:p>
      <text:p text:style-name="P2"/>
      <text:p text:style-name="P2"><text:s text:c="16"/><text:span text:style-name="T1">MonoComponent</text:span> <text:s/>(1 usage found)</text:p>
      <text:p text:style-name="P2"><text:s text:c="20"/><text:span text:style-name="T1">setOutput</text:span>(MonoComponent, String, WiredIntSupplier) <text:s/>(1 usage found)</text:p>
      <text:p text:style-name="P2"><text:s text:c="24"/>59 comp.addInput(output, select);</text:p>
      <text:p text:style-name="P2"/>
      <text:p text:style-name="P2"/>
      <text:p text:style-name="P2"/>
      <text:p text:style-name="P2"/>
      <text:p text:style-name="P3">Voice.pause() and resume() need to disconnect and reconnect channel-context components</text:p>
      <text:p text:style-name="P3"/>
      <text:p text:style-name="P7"/>
      <text:p text:style-name="P3"/>
      <text:p text:style-name="P3"/>
      <text:p text:style-name="P3"/>
      <text:p text:style-name="P3"/>
      <text:p text:style-name="P8"/>
      <text:p text:style-name="P6">MonoComponent.setOutput() usages </text:p>
      <text:p text:style-name="P6"/>
      <text:p text:style-name="P5"><text:span text:style-name="T1">setOutput</text:span>() should only be called once, at the creation of the voice. </text:p>
      <text:p text:style-name="P5">Therefore, calls from configure() should be safe. </text:p>
      <text:p text:style-name="P5"/>
      <text:p text:style-name="P7"><text:s text:c="3"/></text:p>
      <text:p text:style-name="P3"/>
      <text:p text:style-name="P3">public void <text:span text:style-name="T1">setOutput</text:span>(MonoComponent comp) {</text:p>
      <text:p text:style-name="P3"><text:s text:c="3"/><text:span text:style-name="T3">used in</text:span> Voice.<text:span text:style-name="T1">getDefaultEnv</text:span>()</text:p>
      <text:p text:style-name="P3"/>
      <text:p text:style-name="P5">Only called from the Voice constructor, which calls addMainOutput()</text:p>
      <text:p text:style-name="P5">and if there is no envelope in the components, it adds one, using this fuction.</text:p>
      <text:p text:style-name="P5">Should be OK.</text:p>
      <text:p text:style-name="P7"/>
      <text:p text:style-name="P3"/>
      <text:p text:style-name="P3"/>
      <text:p text:style-name="P3">public static void <text:span text:style-name="T1">setOutput</text:span>(MonoComponent comp, String select, WiredIntSupplier output) {</text:p>
      <text:p text:style-name="P3">public static void <text:span text:style-name="T1">setOutput</text:span>(MonoComponent comp, WiredIntSupplier output) {</text:p>
      <text:p text:style-name="P3"><text:s text:c="4"/><text:span text:style-name="T3">both used in</text:span> MonoComponent.setOutput()</text:p>
      <text:p text:style-name="P3"><text:tab/><text:span text:style-name="T4">which is used in:</text:span></text:p>
      <text:p text:style-name="P9">MonoComponent.<text:span text:style-name="T1">configure</text:span>()</text:p>
      <text:p text:style-name="P9">Envelope.<text:span text:style-name="T1">configure</text:span>()</text:p>
      <text:p text:style-name="P9">MidiNoteNum.<text:span text:style-name="T1">configure</text:span>()</text:p>
      <text:p text:style-name="P3"/>
      <text:p text:style-name="P4"/>
      <text:p text:style-name="P3">public void <text:span text:style-name="T1">setOutput</text:span>(MonoComponent comp, String select) {</text:p>
      <text:p text:style-name="P3"><text:s text:c="3"/>UNUSE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Garamond" svg:font-family="Garamond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aramond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Garamond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Garamond" fo:font-family="Garamond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Garamond" fo:font-family="Garamond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aramond" fo:font-family="Garamond" style:font-family-generic="roman"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7652413 </meta:initial-creator>
    <meta:creation-date>2020-07-10T18:23:26.171000000</meta:creation-date>
    <dc:date>2020-07-10T21:02:00.382000000</dc:date>
    <dc:creator>7652413 </dc:creator>
    <meta:editing-duration>PT2H38M34S</meta:editing-duration>
    <meta:editing-cycles>3</meta:editing-cycles>
    <meta:generator>LibreOffice/6.3.2.2$Windows_X86_64 LibreOffice_project/98b30e735bda24bc04ab42594c85f7fd8be07b9c</meta:generator>
    <meta:document-statistic meta:table-count="0" meta:image-count="0" meta:object-count="0" meta:page-count="2" meta:paragraph-count="37" meta:word-count="170" meta:character-count="1816" meta:non-whitespace-character-count="1364"/>
  </office:meta>
</office:document-meta>
</file>